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6064" officeooo:paragraph-rsid="00096064"/>
    </style:style>
    <style:style style:name="P2" style:family="paragraph" style:parent-style-name="Standard">
      <style:text-properties officeooo:paragraph-rsid="00096064"/>
    </style:style>
    <style:style style:name="P3" style:family="paragraph" style:parent-style-name="Code">
      <style:text-properties officeooo:paragraph-rsid="0008cb03"/>
    </style:style>
    <style:style style:name="P4" style:family="paragraph" style:parent-style-name="Code">
      <style:text-properties officeooo:rsid="0008cb03" officeooo:paragraph-rsid="0008cb03"/>
    </style:style>
    <style:style style:name="P5" style:family="paragraph" style:parent-style-name="Code">
      <style:text-properties officeooo:paragraph-rsid="00096064"/>
    </style:style>
    <style:style style:name="P6" style:family="paragraph" style:parent-style-name="Heading_20_1">
      <style:text-properties officeooo:paragraph-rsid="00096064"/>
    </style:style>
    <style:style style:name="P7" style:family="paragraph" style:parent-style-name="Heading_20_1">
      <style:text-properties officeooo:paragraph-rsid="000b48f0"/>
    </style:style>
    <style:style style:name="P8" style:family="paragraph" style:parent-style-name="Standard">
      <style:text-properties officeooo:paragraph-rsid="00096064"/>
    </style:style>
    <style:style style:name="P9" style:family="paragraph" style:parent-style-name="Header">
      <style:paragraph-properties fo:text-align="end" style:justify-single-word="false"/>
      <style:text-properties officeooo:rsid="0010781f" officeooo:paragraph-rsid="0010781f"/>
    </style:style>
    <style:style style:name="T1" style:family="text">
      <style:text-properties officeooo:rsid="0008cb03"/>
    </style:style>
    <style:style style:name="T2" style:family="text">
      <style:text-properties officeooo:rsid="00096064"/>
    </style:style>
    <style:style style:name="T3" style:family="text">
      <style:text-properties officeooo:rsid="000b48f0"/>
    </style:style>
    <style:style style:name="T4" style:family="text">
      <style:text-properties officeooo:rsid="000cc442"/>
    </style:style>
    <style:style style:name="T5" style:family="text">
      <style:text-properties officeooo:rsid="000e92eb"/>
    </style:style>
    <style:style style:name="T6" style:family="text">
      <style:text-properties officeooo:rsid="00103699"/>
    </style:style>
    <style:style style:name="T7" style:family="text">
      <style:text-properties officeooo:rsid="001078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Guide pour </text:span>AMAK <text:span text:style-name="T7">1.1</text:span></text:p>
      <text:p text:style-name="Standard"/>
      <text:p text:style-name="Standard"/>
      <text:h text:style-name="Heading_20_1" text:outline-level="1">Créer un agent</text:h>
      <text:p text:style-name="Standard"/>
      <text:p text:style-name="Code">public class MonAgent extends Agent&lt;ClasseDeLAmas, MonEnvironnement&gt; {</text:p>
      <text:p text:style-name="Code"><text:tab/>@Override</text:p>
      <text:p text:style-name="Code"><text:tab/>protected void onInitialization () {</text:p>
      <text:p text:style-name="Code"><text:tab/><text:tab/>//initiali<text:span text:style-name="T4">s</text:span>ation de l’agent</text:p>
      <text:p text:style-name="Code"><text:tab/>}</text:p>
      <text:p text:style-name="Code"/>
      <text:p text:style-name="Code"><text:tab/>@Override</text:p>
      <text:p text:style-name="Code"><text:tab/>protected void onReady() {</text:p>
      <text:p text:style-name="Code"><text:tab/><text:tab/>//code à éxecuter quand tous les agents sont <text:span text:style-name="T4">prêts</text:span></text:p>
      <text:p text:style-name="Code"><text:tab/>}</text:p>
      <text:p text:style-name="Code"/>
      <text:p text:style-name="Code"><text:tab/>@Override</text:p>
      <text:p text:style-name="Code"><text:tab/>protected double computeCriticality() {</text:p>
      <text:p text:style-name="Code"><text:tab/><text:tab/>//renvoit la criticité de l’agent</text:p>
      <text:p text:style-name="Code"><text:tab/><text:tab/>return XX;</text:p>
      <text:p text:style-name="Code"><text:tab/>} </text:p>
      <text:p text:style-name="Code"><text:tab/>protected void onPerceiveDecideAct() {</text:p>
      <text:p text:style-name="Code"><text:tab/><text:tab/>//comportement de l’agent à chaque cycle</text:p>
      <text:p text:style-name="Code"><text:tab/>}</text:p>
      <text:p text:style-name="Code">}</text:p>
      <text:h text:style-name="Heading_20_1" text:outline-level="1">Ajouter une toolbar</text:h>
      <text:p text:style-name="Code">JToolBar tb = new JToolBar();</text:p>
      <text:p text:style-name="Code">tb.add(new JLabel("test"));</text:p>
      <text:p text:style-name="Code"/>
      <text:p text:style-name="Code">MainWindow.addToolbar(tb);</text:p>
      <text:h text:style-name="Heading_20_1" text:outline-level="1">Ajouter un bouton au menu option<text:tab/><text:tab/></text:h>
      <text:p text:style-name="Code">MainWindow.addMenuItem("test", l-&gt;{</text:p>
      <text:p text:style-name="Code"><text:tab/>System.out.println("test");</text:p>
      <text:p text:style-name="Code">});</text:p>
      <text:h text:style-name="Heading_20_1" text:outline-level="1"><text:soft-page-break/>Paramétrer un agent, un sma ou un environnement</text:h>
      <text:p text:style-name="Code">new World("testcases/simple_1", 10);</text:p>
      <text:p text:style-name="Standard"/>
      <text:p text:style-name="Code">public class World extends Environment {</text:p>
      <text:p text:style-name="Code"><text:s text:c="4"/>public World(String paramete<text:span text:style-name="T5">r</text:span>1, Integer parameter2) {</text:p>
      <text:p text:style-name="Code"><text:s text:c="8"/>super(paramet<text:span text:style-name="T5">er</text:span>1, parameter2);</text:p>
      <text:p text:style-name="Code"><text:s text:c="4"/>}</text:p>
      <text:p text:style-name="Code"/>
      <text:p text:style-name="Code"><text:s text:c="4"/>@Override</text:p>
      <text:p text:style-name="Code"><text:s text:c="4"/>public void onInitialization() {</text:p>
      <text:p text:style-name="Code"><text:s text:c="8"/>String p1 = (String) params[0];</text:p>
      <text:p text:style-name="P3"><text:s text:c="8"/>Integer p<text:span text:style-name="T1">2</text:span> = (Integer) params[1];</text:p>
      <text:p text:style-name="Code"><text:s text:c="8"/>//...</text:p>
      <text:p text:style-name="Code"><text:s text:c="4"/>}</text:p>
      <text:p text:style-name="Code">}</text:p>
      <text:h text:style-name="Heading_20_1" text:outline-level="1">Ajouter un voisin à un agent</text:h>
      <text:p text:style-name="Code">this.addNeighbor(agentVoisin);</text:p>
      <text:h text:style-name="Heading_20_1" text:outline-level="1">Trouver le voisin le plus critique</text:h>
      <text:p text:style-name="P4">getMostCriticalNeighbor(boolean includingMe);</text:p>
      <text:h text:style-name="Heading_20_1" text:outline-level="1">Créer un amas</text:h>
      <text:p text:style-name="Code">public class MonAMAS extends Amas&lt;MonEnvironnement&gt; {</text:p>
      <text:p text:style-name="Code"><text:tab/>public MonAMAS(World env) {</text:p>
      <text:p text:style-name="Code"><text:tab/><text:tab/>// Set the environment and use manual scheduling</text:p>
      <text:p text:style-name="Code"><text:tab/><text:tab/>super(env, Scheduling.UI);</text:p>
      <text:p text:style-name="Code"><text:tab/>}</text:p>
      <text:p text:style-name="Code"><text:tab/>@Override</text:p>
      <text:p text:style-name="Code"><text:tab/>protected void onInitialAgentsCreation() {</text:p>
      <text:p text:style-name="Code"><text:tab/><text:tab/>new MonAgent(this);</text:p>
      <text:p text:style-name="Code"><text:tab/>} </text:p>
      <text:p text:style-name="Code"><text:tab/>@Override</text:p>
      <text:p text:style-name="Code"><text:tab/>protected void onSystemCycleEnd() {</text:p>
      <text:p text:style-name="Code"><text:tab/><text:tab/>//code à executer à chaque fin de cycle.</text:p>
      <text:p text:style-name="Code"><text:tab/><text:tab/>//exemple : tracer un point sur une courbe</text:p>
      <text:p text:style-name="Code"><text:tab/>}</text:p>
      <text:p text:style-name="P5"><text:soft-page-break/>}</text:p>
      <text:h text:style-name="P6" text:outline-level="1">Afficher</text:h>
      <text:p text:style-name="Code">public class WorldViewer extends DrawableUI {</text:p>
      <text:p text:style-name="Code"><text:tab/>public WorldViewer() {</text:p>
      <text:p text:style-name="Code"><text:tab/><text:tab/>super(Scheduling.UI);</text:p>
      <text:p text:style-name="Code"><text:tab/>}</text:p>
      <text:p text:style-name="Code"/>
      <text:p text:style-name="Code"><text:tab/>/**</text:p>
      <text:p text:style-name="Code"><text:tab/>* Display the state of the system</text:p>
      <text:p text:style-name="Code"><text:tab/>*/</text:p>
      <text:p text:style-name="Code"><text:tab/>@Override</text:p>
      <text:p text:style-name="Code"><text:tab/>protected void onDraw(Graphics2D arg0) {</text:p>
      <text:p text:style-name="Code"><text:tab/><text:tab/>arg0.setColor(Color.gray);</text:p>
      <text:p text:style-name="Code"><text:tab/><text:tab/>arg0.fillRect(0,0,10,10);</text:p>
      <text:p text:style-name="Code"><text:tab/>}</text:p>
      <text:p text:style-name="Code"><text:tab/>@Override</text:p>
      <text:p text:style-name="Code"><text:tab/>protected void onClick(int x, int y) {</text:p>
      <text:p text:style-name="Code"><text:tab/>}</text:p>
      <text:p text:style-name="Code">}</text:p>
      <text:h text:style-name="Heading_20_1" text:outline-level="1">Exemple de main</text:h>
      <text:p text:style-name="Code">public static void main(String[] args) {</text:p>
      <text:p text:style-name="Code"><text:tab/>MonAMAS monAmas = new MonAMAS (new MonEnvironnement());</text:p>
      <text:p text:style-name="Code"><text:tab/>new WorldViewer(monAmas);<text:tab/><text:tab/></text:p>
      <text:p text:style-name="Code">}</text:p>
      <text:h text:style-name="Heading_20_1" text:outline-level="1">Afficher un point de coordonnée<text:span text:style-name="T1">s</text:span> x,y</text:h>
      <text:p text:style-name="Code">LxPlot.getChart(‘’Mon graph’’).add(x,y) ;</text:p>
      <text:h text:style-name="P7" text:outline-level="1"><text:span text:style-name="T3">Changer l’ordre d’exécution des agents</text:span></text:h>
      <text:p text:style-name="Text_20_body">Surcharger la méthode computeExecutionOrder<text:span text:style-name="T6">Layer</text:span> des agents</text:p>
      <text:h text:style-name="Heading_20_1" text:outline-level="1">Outils supplémentaires</text:h>
      <text:p text:style-name="Standard">FileHandler pour lire ou écrire dans un fichier</text:p>
      <text:p text:style-name="Standard">Log pour afficher des informations dans la console</text:p>
      <text:p text:style-name="Standard">Profiler pour mesurer les temps <text:span text:style-name="T4">d’exécution</text:span> de certains morceaux de code</text:p>
      <text:p text:style-name="P1">LxPlot pour afficher des courbes, nuages de points, …</text:p>
      <text:p text:style-name="P1">AVT pour déterminer une valeur à partir de feedbacks</text:p>
      <text:h text:style-name="P6" text:outline-level="1"><text:soft-page-break/>Règles générales</text:h>
      <text:p text:style-name="P2">Ne pas modifier les constructeurs des amas, environnement<text:span text:style-name="T7">s</text:span> et agent<text:span text:style-name="T7">s</text:span>, préférez l’utilisation de la méthode onInitialization et de l’attribut params</text:p>
      <text:p text:style-name="P2"><text:span text:style-name="T2">Ne pas redéfinir ni appeler les méthodes qui commencent par underscore (_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0pt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 style:master-page-name="">
      <loext:graphic-properties draw:fill="none" draw:fill-color="#eeeeee"/>
      <style:paragraph-properties fo:line-height="100%" style:page-number="auto" fo:background-color="transparent" fo:padding="0.049cm" fo:border="0.06pt solid #000000" style:shadow="none" style:writing-mode="page">
        <style:tab-stops/>
      </style:paragraph-properties>
      <style:text-properties style:font-name="PT Mono" fo:font-family="'PT Mono'" style:font-style-name="Regular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781f" officeooo:paragraph-rsid="001078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ctobre 2017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39:00.357837864</meta:creation-date>
    <dc:date>2017-10-27T10:17:48.231402490</dc:date>
    <meta:editing-duration>PT34M33S</meta:editing-duration>
    <meta:editing-cycles>7</meta:editing-cycles>
    <meta:generator>LibreOffice/5.4.1.2$MacOSX_X86_64 LibreOffice_project/ea7cb86e6eeb2bf3a5af73a8f7777ac570321527</meta:generator>
    <meta:print-date>2017-10-27T09:34:48.464864285</meta:print-date>
    <meta:document-statistic meta:table-count="0" meta:image-count="0" meta:object-count="0" meta:page-count="4" meta:paragraph-count="97" meta:word-count="361" meta:character-count="2712" meta:non-whitespace-character-count="2331"/>
  </office:meta>
</office:document-meta>
</file>